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9.342cm"/>
    </style:style>
    <style:style style:name="co3" style:family="table-column">
      <style:table-column-properties fo:break-before="auto" style:column-width="11.35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10.268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4.819cm" fo:break-before="auto" style:use-optimal-row-height="false"/>
    </style:style>
    <style:style style:name="ro3" style:family="table-row">
      <style:table-row-properties style:row-height="4.212cm" fo:break-before="auto" style:use-optimal-row-height="false"/>
    </style:style>
    <style:style style:name="ro4" style:family="table-row">
      <style:table-row-properties style:row-height="4.343cm" fo:break-before="auto" style:use-optimal-row-height="false"/>
    </style:style>
    <style:style style:name="ro5" style:family="table-row">
      <style:table-row-properties style:row-height="3.817cm" fo:break-before="auto" style:use-optimal-row-height="false"/>
    </style:style>
    <style:style style:name="ro6" style:family="table-row">
      <style:table-row-properties style:row-height="4.237cm" fo:break-before="auto" style:use-optimal-row-height="false"/>
    </style:style>
    <style:style style:name="ro7" style:family="table-row">
      <style:table-row-properties style:row-height="4.133cm" fo:break-before="auto" style:use-optimal-row-height="false"/>
    </style:style>
    <style:style style:name="ro8" style:family="table-row">
      <style:table-row-properties style:row-height="3.738cm" fo:break-before="auto" style:use-optimal-row-height="false"/>
    </style:style>
    <style:style style:name="ro9" style:family="table-row">
      <style:table-row-properties style:row-height="4.001cm" fo:break-before="auto" style:use-optimal-row-height="false"/>
    </style:style>
    <style:style style:name="ro10" style:family="table-row">
      <style:table-row-properties style:row-height="3.895cm" fo:break-before="auto" style:use-optimal-row-height="false"/>
    </style:style>
    <style:style style:name="ro11" style:family="table-row">
      <style:table-row-properties style:row-height="4.369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1.632cm" fo:break-before="auto" style:use-optimal-row-height="true"/>
    </style:style>
    <style:style style:name="ro14" style:family="table-row">
      <style:table-row-properties style:row-height="2.027cm" fo:break-before="auto" style:use-optimal-row-height="true"/>
    </style:style>
    <style:style style:name="ro15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line-through-mode="continuous" fo:language="en" fo:country="GB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CC Top 1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number-columns-repeated="16381" table:default-cell-style-name="ce7"/>
        <table:table-row table:style-name="ro1">
          <table:table-cell office:value-type="string" calcext:value-type="string">
            <text:p>Ranking</text:p>
          </table:table-cell>
          <table:table-cell office:value-type="string" calcext:value-type="string">
            <text:p>Edg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638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ell Growth ↔ Senescence</text:p>
          </table:table-cell>
          <table:table-cell table:style-name="ce4" office:value-type="string" calcext:value-type="string">
            <text:p>This interaction marks a developmental turning point between active tissue expansion and programmed aging.</text:p>
            <text:p/>
            <text:p><text:span text:style-name="T1">In Arabidopsis, growth and senescence are closely coordinated to manage resource allocation.</text:span></text:p>
            <text:p/>
            <text:p><text:span text:style-name="T1">Its presence in a high-MCC clique suggests a core regulatory module balancing life and decay within tissues.</text:span></text:p>
          </table:table-cell>
          <table:table-cell table:number-columns-repeated="1638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Endocytosis ↔ Cell Growth</text:p>
          </table:table-cell>
          <table:table-cell table:style-name="ce4" office:value-type="string" calcext:value-type="string">
            <text:p>Endocytosis plays a central role in modulating growth signals, such as by internalizing hormone receptors and nutrient transporters.</text:p>
            <text:p/>
            <text:p><text:span text:style-name="T1">This interaction likely lies within a dense network controlling cell expansion, polarity, and responsiveness to environmental cues.</text:span></text:p>
            <text:p/>
            <text:p><text:span text:style-name="T1">It reflects a tight feedback system regulating when and how cells grow.</text:span></text:p>
          </table:table-cell>
          <table:table-cell table:number-columns-repeated="1638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bscisic Acid ↔ Cell Death</text:p>
          </table:table-cell>
          <table:table-cell table:style-name="ce4" office:value-type="string" calcext:value-type="string">
            <text:p>Abscisic acid (ABA) is a major hormonal regulator of stress-induced cell death, especially under drought or salt stress.</text:p>
            <text:p/>
            <text:p><text:span text:style-name="T1">This interaction connects stress perception with execution of protective or sacrificial cellular responses.</text:span></text:p>
            <text:p/>
            <text:p><text:span text:style-name="T1">Its inclusion in an MCC core suggests it is part of a central stress-survival signaling module.</text:span></text:p>
          </table:table-cell>
          <table:table-cell table:number-columns-repeated="1638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hloem ↔ Senescence</text:p>
          </table:table-cell>
          <table:table-cell table:style-name="ce4" office:value-type="string" calcext:value-type="string">
            <text:p>The phloem is crucial for nutrient remobilization during senescence, enabling aging leaves to support developing organs like seeds or flowers.</text:p>
            <text:p/>
            <text:p><text:span text:style-name="T1">This edge likely belongs to a developmental and transport clique involved in whole-plant energy reallocation.</text:span></text:p>
            <text:p/>
            <text:p><text:span text:style-name="T1">It plays a pivotal role in life stage transitions and reproductive success.</text:span>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esicle ↔ Cell Death</text:p>
          </table:table-cell>
          <table:table-cell table:style-name="ce4" office:value-type="string" calcext:value-type="string">
            <text:p>Vesicle-mediated trafficking is vital in autophagy, a regulated form of cell death in plants under stress.</text:p>
            <text:p/>
            <text:p><text:span text:style-name="T1">This interaction reflects cellular commitment to clean-up or self-destruction pathways, tightly linked to environmental and developmental cues.</text:span></text:p>
            <text:p/>
            <text:p><text:span text:style-name="T1">It highlights a core mechanism for maintaining cellular integrity or eliminating damaged cells.</text:span>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Water ↔ Cell Death</text:p>
          </table:table-cell>
          <table:table-cell table:style-name="ce4" office:value-type="string" calcext:value-type="string">
            <text:p>Water stress is a frequent trigger of programmed cell death in plants, such as during drought-induced tissue collapse.</text:p>
            <text:p/>
            <text:p><text:span text:style-name="T1">This edge represents a fundamental response to abiotic stress, potentially tied to ABA and ROS signaling.</text:span></text:p>
            <text:p/>
            <text:p><text:span text:style-name="T1">It likely integrates into a core environmental response module coordinating defence and damage control.</text:span>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uxin ↔ Oxidative Stress</text:p>
          </table:table-cell>
          <table:table-cell table:style-name="ce4" office:value-type="string" calcext:value-type="string">
            <text:p>The growth hormone auxin and oxidative stress (ROS) engage in mutual regulation — ROS can affect auxin signaling, while auxin levels influence ROS production during growth and differentiation.</text:p>
            <text:p/>
            <text:p><text:span text:style-name="T1">This interaction is central in fine-tuning growth under stress conditions.</text:span></text:p>
            <text:p/>
            <text:p><text:span text:style-name="T1">It likely lies within a core clique linking hormonal control with redox homeostasis.</text:span>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eaf Vascular ↔ Senescence</text:p>
          </table:table-cell>
          <table:table-cell table:style-name="ce4" office:value-type="string" calcext:value-type="string">
            <text:p>The leaf vascular system transports nutrients and signaling molecules, and during senescence, it enables resource export.</text:p>
            <text:p/>
            <text:p><text:span text:style-name="T1">This interaction reflects the metabolic reconfiguration of aging tissues.</text:span></text:p>
            <text:p/>
            <text:p><text:span text:style-name="T1">In a high-MCC module, it likely represents core pathways in energy recycling and organ aging.</text:span></text:p>
          </table:table-cell>
          <table:table-cell table:number-columns-repeated="1638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ytoskeleton ↔ Photoperiodism</text:p>
          </table:table-cell>
          <table:table-cell table:style-name="ce4" office:value-type="string" calcext:value-type="string">
            <text:p>The cytoskeleton is essential for moving photoreceptors and clock components that govern photoperiodic responses, such as flowering time.</text:p>
            <text:p/>
            <text:p><text:span text:style-name="T1">This edge connects cell structure and environmental light signaling, key for seasonal adaptation.</text:span></text:p>
            <text:p/>
            <text:p><text:span text:style-name="T1">As part of a dense module, it may indicate core machinery linking physical dynamics to gene expression timing.</text:span></text:p>
          </table:table-cell>
          <table:table-cell table:number-columns-repeated="1638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Lysosome ↔ Oxidative Stress</text:p>
          </table:table-cell>
          <table:table-cell table:style-name="ce4" office:value-type="string" calcext:value-type="string">
            <text:p>Although plants don’t have classic lysosomes, they use vacuolar systems for degrading ROS-damaged components.</text:p>
            <text:p/>
            <text:p><text:span text:style-name="T1">This interaction reflects the engagement of autophagy-like systems in detoxification during oxidative stress.</text:span></text:p>
            <text:p/>
            <text:p><text:span text:style-name="T1">Its position in an MCC core suggests a central role in maintaining proteostasis and stress resilience.</text:span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table:style-name="ce5"/>
          <table:table-cell table:number-columns-repeated="16381"/>
        </table:table-row>
        <table:table-row table:style-name="ro1">
          <table:table-cell table:number-columns-repeated="2"/>
          <table:table-cell table:style-name="ce5"/>
          <table:table-cell table:number-columns-repeated="16381"/>
        </table:table-row>
        <table:table-row table:style-name="ro1">
          <table:table-cell table:number-columns-repeated="2"/>
          <table:table-cell table:style-name="ce6"/>
          <table:table-cell table:number-columns-repeated="16381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etweenness Top 10" table:style-name="ta1">
        <table:table-column table:style-name="co5" table:default-cell-style-name="ce1"/>
        <table:table-column table:style-name="co2" table:default-cell-style-name="ce1"/>
        <table:table-column table:style-name="co6" table:default-cell-style-name="ce7"/>
        <table:table-column table:style-name="co4" table:number-columns-repeated="16381" table:default-cell-style-name="ce7"/>
        <table:table-row table:style-name="ro1">
          <table:table-cell office:value-type="string" calcext:value-type="string">
            <text:p>Ranking</text:p>
          </table:table-cell>
          <table:table-cell office:value-type="string" calcext:value-type="string">
            <text:p>Edg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638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ell Growth ↔ Senescence</text:p>
          </table:table-cell>
          <table:table-cell table:style-name="ce9" office:value-type="string" calcext:value-type="string">
            <text:p>This edge connects two opposing yet tightly regulated processes: development and decline. </text:p>
            <text:p/>
            <text:p><text:span text:style-name="T1">It suggests a core transition point where the plant shifts resources from expansion to recycling, possibly during organ aging or environmental stress. </text:span></text:p>
            <text:p/>
            <text:p><text:span text:style-name="T1">MCC highlights this as part of a densely interconnected developmental module.</text:span></text:p>
          </table:table-cell>
          <table:table-cell table:number-columns-repeated="1638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Endocytosis ↔ Cell Growth</text:p>
          </table:table-cell>
          <table:table-cell table:style-name="ce9" office:value-type="string" calcext:value-type="string">
            <text:p>Endocytosis modulates cell surface signaling and nutrient uptake, both vital for sustained growth. </text:p>
            <text:p/>
            <text:p><text:span text:style-name="T1">This connection likely lies within a network governing growth dynamics, involving trafficking of receptors and hormone signals. </text:span></text:p>
            <text:p/>
            <text:p><text:span text:style-name="T1">A key interaction in the cell expansion and division machinery.</text:span></text:p>
          </table:table-cell>
          <table:table-cell table:number-columns-repeated="16381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Abscisic Acid ↔ Cell Death</text:p>
          </table:table-cell>
          <table:table-cell table:style-name="ce9" office:value-type="string" calcext:value-type="string">
            <text:p>ABA orchestrates stress responses (e.g., drought) and can trigger programmed cell death. </text:p>
            <text:p/>
            <text:p><text:span text:style-name="T1">This edge lies in a dense sub-network involving hormonal stress signaling and PCD regulation. </text:span></text:p>
            <text:p/>
            <text:p><text:span text:style-name="T1">Central to abiotic stress survival mechanisms in Arabidopsis.</text:span></text:p>
          </table:table-cell>
          <table:table-cell table:number-columns-repeated="16381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Phloem ↔ Senescence</text:p>
          </table:table-cell>
          <table:table-cell table:style-name="ce9" office:value-type="string" calcext:value-type="string">
            <text:p>During senescence, phloem transports nutrients from aging tissues to reproductive organs. </text:p>
            <text:p/>
            <text:p><text:span text:style-name="T1">This interaction marks the resource redistribution phase of the plant life cycle. </text:span></text:p>
            <text:p/>
            <text:p><text:span text:style-name="T1">Likely embedded in a clique of genes and processes tied to nutrient recycling and remobilization.</text:span></text:p>
          </table:table-cell>
          <table:table-cell table:number-columns-repeated="16381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Vesicle ↔ Cell Death</text:p>
          </table:table-cell>
          <table:table-cell table:style-name="ce9" office:value-type="string" calcext:value-type="string">
            <text:p>Vesicle trafficking is critical in autophagy and vacuolar pathways that regulate cell death. </text:p>
            <text:p/>
            <text:p><text:span text:style-name="T1">As part of a larger clique, this edge probably connects membrane dynamics with degradation and recycling systems. </text:span></text:p>
            <text:p/>
            <text:p><text:span text:style-name="T1">Central to cellular housekeeping and survival under stress.</text:span></text:p>
          </table:table-cell>
          <table:table-cell table:number-columns-repeated="16381"/>
        </table:table-row>
        <table:table-row table:style-name="ro8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Water ↔ Cell Death</text:p>
          </table:table-cell>
          <table:table-cell table:style-name="ce9" office:value-type="string" calcext:value-type="string">
            <text:p>Water stress often triggers PCD, especially in sensitive tissues.</text:p>
            <text:p/>
            <text:p><text:span text:style-name="T1">This interaction may exist within a dense module linking environmental sensing, ABA signaling, and cell fate determination.</text:span></text:p>
            <text:p/>
            <text:p><text:span text:style-name="T1">Reflects a core abiotic stress response loop.</text:span></text:p>
          </table:table-cell>
          <table:table-cell table:number-columns-repeated="1638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Auxin ↔ Oxidative Stress</text:p>
          </table:table-cell>
          <table:table-cell table:style-name="ce9" office:value-type="string" calcext:value-type="string">
            <text:p>Auxin signaling interacts with ROS levels during both growth and defence. </text:p>
            <text:p/>
            <text:p><text:span text:style-name="T1">This edge may reside in a clique involving redox regulation, growth hormones, and developmental plasticity. </text:span></text:p>
            <text:p/>
            <text:p><text:span text:style-name="T1">Central to adaptive growth under stress.</text:span></text:p>
          </table:table-cell>
          <table:table-cell table:number-columns-repeated="16381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Leaf Vascular ↔ Senescence</text:p>
          </table:table-cell>
          <table:table-cell table:style-name="ce9" office:value-type="string" calcext:value-type="string">
            <text:p>The vascular system remobilizes nutrients during aging. </text:p>
            <text:p/>
            <text:p><text:span text:style-name="T1">This edge likely sits within a dense functional cluster tied to transport, nutrient economy, and aging processes. </text:span></text:p>
            <text:p/>
            <text:p><text:span text:style-name="T1">Critical in seasonal and developmental transitions.</text:span></text:p>
          </table:table-cell>
          <table:table-cell table:number-columns-repeated="16381"/>
        </table:table-row>
        <table:table-row table:style-name="ro10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Cytoskeleton ↔ Photoperiodism</text:p>
          </table:table-cell>
          <table:table-cell table:style-name="ce9" office:value-type="string" calcext:value-type="string">
            <text:p>The cytoskeleton is key for trafficking light-sensing proteins, influencing circadian rhythms and flowering. </text:p>
            <text:p/>
            <text:p><text:span text:style-name="T1">This edge likely belongs to a module coordinating light perception, signal transduction, and developmental timing. </text:span></text:p>
            <text:p/>
            <text:p><text:span text:style-name="T1">Fundamental to photoperiodic adaptation.</text:span></text:p>
          </table:table-cell>
          <table:table-cell table:number-columns-repeated="16381"/>
        </table:table-row>
        <table:table-row table:style-name="ro1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Lysosome ↔ Oxidative Stress</text:p>
          </table:table-cell>
          <table:table-cell table:style-name="ce9" office:value-type="string" calcext:value-type="string">
            <text:p>While lysosomes in plants are analogous to vacuolar degradation, this interaction reflects ROS-triggered autophagy. </text:p>
            <text:p/>
            <text:p><text:span text:style-name="T1">It may lie in a clique governing cellular stress cleanup and survival mechanisms. </text:span></text:p>
            <text:p/>
            <text:p><text:span text:style-name="T1">Critical in maintaining cellular integrity under oxidative stress.</text:span></text:p>
          </table:table-cell>
          <table:table-cell table:number-columns-repeated="16381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table:number-columns-repeated="2"/>
          <table:table-cell table:style-name="ce6"/>
          <table:table-cell table:number-columns-repeated="16381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1">
        <table:table-column table:style-name="co4" table:default-cell-style-name="ce20"/>
        <table:table-column table:style-name="co4" table:number-columns-repeated="2" table:default-cell-style-name="ce21"/>
        <table:table-row table:style-name="ro12">
          <table:table-cell table:style-name="ce19" office:value-type="string" calcext:value-type="string">
            <text:p>Metric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Explanation</text:p>
          </table:table-cell>
        </table:table-row>
        <table:table-row table:style-name="ro13">
          <table:table-cell office:value-type="string" calcext:value-type="string">
            <text:p>Number of nod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otal nodes (Transcription Factors) in the network</text:p>
          </table:table-cell>
        </table:table-row>
        <table:table-row table:style-name="ro14">
          <table:table-cell office:value-type="string" calcext:value-type="string">
            <text:p>Number of edge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otal edges in the network (top 1,000 edges analyzed)</text:p>
          </table:table-cell>
        </table:table-row>
        <table:table-row table:style-name="ro14">
          <table:table-cell office:value-type="string" calcext:value-type="string">
            <text:p>Avg. number of neighbors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Average number of neighbors (connections) per node</text:p>
          </table:table-cell>
        </table:table-row>
        <table:table-row table:style-name="ro14">
          <table:table-cell office:value-type="string" calcext:value-type="string">
            <text:p>Network density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Density of the network (edges relative to possible edges)</text:p>
          </table:table-cell>
        </table:table-row>
        <table:table-row table:style-name="ro15">
          <table:table-cell office:value-type="string" calcext:value-type="string">
            <text:p>Network diame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 shortest path between any two nodes (high connectivity)</text:p>
          </table:table-cell>
        </table:table-row>
        <table:table-row table:style-name="ro14">
          <table:table-cell office:value-type="string" calcext:value-type="string">
            <text:p>Network radi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maximum distance from the central node to the farthest node</text:p>
          </table:table-cell>
        </table:table-row>
        <table:table-row table:style-name="ro15">
          <table:table-cell office:value-type="string" calcext:value-type="string">
            <text:p>Characteristic path length</text:p>
          </table:table-cell>
          <table:table-cell office:value-type="float" office:value="1.119" calcext:value-type="float">
            <text:p>1.119</text:p>
          </table:table-cell>
          <table:table-cell office:value-type="string" calcext:value-type="string">
            <text:p>Average number of edges between any two nodes (low = highly connected)</text:p>
          </table:table-cell>
        </table:table-row>
        <table:table-row table:style-name="ro15">
          <table:table-cell office:value-type="string" calcext:value-type="string">
            <text:p>Clustering coefficient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Indicates the tendency of nodes to cluster together (high cohesion)</text:p>
          </table:table-cell>
        </table:table-row>
        <table:table-row table:style-name="ro14">
          <table:table-cell office:value-type="string" calcext:value-type="string">
            <text:p>Connected compon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work is fully connected (one component)</text:p>
          </table:table-cell>
        </table:table-row>
        <table:table-row table:style-name="ro14">
          <table:table-cell office:value-type="string" calcext:value-type="string">
            <text:p>Multi-edge node pair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airs of nodes with multiple connections (complex interactions)</text:p>
          </table:table-cell>
        </table:table-row>
        <table:table-row table:style-name="ro15">
          <table:table-cell office:value-type="string" calcext:value-type="string">
            <text:p>Number of self-loop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lf-connections between nodes (autoregulatory feedback loop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 style:data-style-name="N2" text:time-value="19:47:33.3238159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7:47:13.483128749</meta:creation-date>
    <meta:generator>LibreOffice/24.2.7.2$Linux_X86_64 LibreOffice_project/420$Build-2</meta:generator>
    <dc:date>2025-05-13T20:37:14.156277334</dc:date>
    <meta:editing-duration>PT2H52M47S</meta:editing-duration>
    <meta:editing-cycles>8</meta:editing-cycles>
    <meta:document-statistic meta:table-count="3" meta:cell-count="102" meta:object-count="0"/>
  </office:meta>
</office:document-meta>
</file>